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8" style:family="table-row">
      <style:table-row-properties style:min-row-height="0.751cm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8pt" fo:font-weight="bold" officeooo:rsid="0011b45b" officeooo:paragraph-rsid="0011b45b" style:font-size-asian="15.75pt" style:font-weight-asian="bold" style:font-size-complex="18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1b45b" officeooo:paragraph-rsid="0011b45b" style:font-size-asian="14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style:text-underline-style="none" fo:font-weight="bold" officeooo:rsid="0011b45b" officeooo:paragraph-rsid="0011b45b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text-align="start" style:justify-single-word="false"/>
      <style:text-properties officeooo:paragraph-rsid="0011b45b"/>
    </style:style>
    <style:style style:name="P5" style:family="paragraph" style:parent-style-name="Standard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5pt" fo:font-weight="bold" style:font-size-asian="15pt" style:font-weight-asian="bold" style:font-size-complex="15pt" style:font-weight-complex="bold"/>
    </style:style>
    <style:style style:name="P8" style:family="paragraph" style:parent-style-name="Table_20_Contents">
      <style:text-properties style:font-name="Liberation Sans" fo:font-size="10pt" fo:font-weight="bold" officeooo:rsid="0011b45b" officeooo:paragraph-rsid="0011b45b" style:font-size-asian="8.75pt" style:font-weight-asian="bold" style:font-size-complex="10pt" style:font-weight-complex="bold"/>
    </style:style>
    <style:style style:name="T1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1b45b" style:font-size-asian="10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style:font-size-asian="10pt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bold" officeooo:rsid="0011b45b" style:font-size-asian="10pt" style:font-style-asian="normal" style:font-weight-asian="bold" style:font-weight-complex="bold" style:text-emphasize="none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ize="15pt" fo:font-style="normal" fo:text-shadow="none" style:text-underline-style="none" fo:font-weight="bold" style:font-size-asian="15pt" style:font-style-asian="normal" style:font-weight-asian="bold" style:font-size-complex="15pt" style:font-weight-complex="bold" style:text-emphasize="none"/>
    </style:style>
    <style:style style:name="T8" style:family="text">
      <style:text-properties fo:font-size="14pt" style:text-underline-style="none" fo:font-weight="bold" officeooo:rsid="0011b45b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COMPONENTS COMPARATOR</text:p>
      <text:p text:style-name="P2">PRESUPUESTO DE DESPLIEGUE</text:p>
      <text:p text:style-name="P3"/>
      <text:p text:style-name="P4"><text:span text:style-name="T8">Luis Balderas Ruiz, Miguel Ángel Torres López</text:span></text:p>
      <text:p text:style-name="Text_20_body"/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<text:span text:style-name="T6"><text:s text:c="12"/>Google App Engine</text:span></text:p>
          </table:table-cell>
          <table:table-cell table:style-name="Tabla1.B1" office:value-type="string">
            <text:p text:style-name="P5"><text:span text:style-name="T7"><text:s text:c="22"/>in Home</text:span></text:p>
          </table:table-cell>
        </table:table-row>
        <table:table-row>
          <table:table-cell table:style-name="Tabla1.A8" office:value-type="string">
            <text:p text:style-name="P5"><text:span text:style-name="T4">Instancia:</text:span><text:span text:style-name="T1"> 24.54€</text:span></text:p>
          </table:table-cell>
          <table:table-cell table:style-name="Tabla1.B2" table:number-rows-spanned="2" office:value-type="string">
            <text:p text:style-name="P5"><text:span text:style-name="T5">Inicial</text:span><text:span text:style-name="T4">:</text:span><text:span text:style-name="T1"> 1300€</text:span></text:p>
            <text:p text:style-name="P5"><text:span text:style-name="T1"/></text:p>
            <text:p text:style-name="P5"><text:span text:style-name="T1"><text:s text:c="2"/>- 2 máquinas: 1200€</text:span></text:p>
            <text:p text:style-name="P5"><text:span text:style-name="T1"><text:s text:c="2"/>- 1 router balanceador: 70€</text:span></text:p>
            <text:p text:style-name="P5"><text:span text:style-name="T1"><text:s text:c="2"/>- Gastos de cableado: 30€</text:span></text:p>
            <text:p text:style-name="P5"><text:span text:style-name="T1"><text:s text:c="2"/>- Back-up (2 HDD USB): 100€</text:span></text:p>
          </table:table-cell>
        </table:table-row>
        <table:table-row>
          <table:table-cell table:style-name="Tabla1.A3" office:value-type="string">
            <text:p text:style-name="P5"><text:span text:style-name="T4">Gastos flexibles</text:span><text:span text:style-name="T1">: 78.81</text:span></text:p>
            <text:p text:style-name="P5"><text:span text:style-name="T1"/></text:p>
            <text:p text:style-name="P5"><text:span text:style-name="T1"><text:s text:c="2"/>- Cores: 1.46h/mes</text:span></text:p>
            <text:p text:style-name="P5"><text:span text:style-name="T1"><text:s text:c="2"/>- Memoria: 2.92GB/mes</text:span></text:p>
            <text:p text:style-name="P5"><text:span text:style-name="T1"><text:s text:c="2"/>- Memoria persistente: 4GB/mes</text:span></text:p>
          </table:table-cell>
          <table:covered-table-cell/>
        </table:table-row>
        <table:table-row>
          <table:table-cell table:style-name="Tabla1.A4" office:value-type="string">
            <text:p text:style-name="P5"><text:span text:style-name="T4">APIs y Servicios:</text:span><text:span text:style-name="T1"> 51.59€</text:span></text:p>
            <text:p text:style-name="P5"><text:span text:style-name="T1"/></text:p>
            <text:p text:style-name="P5"><text:span text:style-name="T1"><text:s text:c="2"/>- Tráfico red: 5GB</text:span></text:p>
            <text:p text:style-name="P5"><text:span text:style-name="T1"><text:s text:c="2"/>- Cloud: 100GB</text:span></text:p>
            <text:p text:style-name="P5"><text:span text:style-name="T1"><text:s text:c="2"/>- Memoria Caché: 0.5GB</text:span></text:p>
            <text:p text:style-name="P5"><text:span text:style-name="T1"><text:s text:c="2"/>- Logs API 1GB</text:span></text:p>
            <text:p text:style-name="P5"><text:span text:style-name="T1"><text:s text:c="2"/>- IP Virtual SSL 1</text:span></text:p>
          </table:table-cell>
          <table:table-cell table:style-name="Tabla1.B4" office:value-type="string">
            <text:p text:style-name="P8">Gasto mensual</text:p>
            <text:p text:style-name="P8"/>
            <text:p text:style-name="P5"><text:span text:style-name="T1"><text:s text:c="2"/>- Electricidad: 100€</text:span></text:p>
            <text:p text:style-name="P5"><text:span text:style-name="T1"><text:s text:c="2"/>- Conexión a Internet: 50€</text:span></text:p>
            <text:p text:style-name="P5"><text:span text:style-name="T1"><text:s text:c="2"/>- IP fija: 25€</text:span></text:p>
          </table:table-cell>
        </table:table-row>
        <table:table-row>
          <table:table-cell table:style-name="Tabla1.A8" office:value-type="string">
            <text:p text:style-name="P6"><text:span text:style-name="T3">INICIAL: 0€</text:span></text:p>
          </table:table-cell>
          <table:table-cell table:style-name="Tabla1.B8" office:value-type="string">
            <text:p text:style-name="P6"><text:span text:style-name="T3">INICIAL: 1300€</text:span></text:p>
          </table:table-cell>
        </table:table-row>
        <table:table-row>
          <table:table-cell table:style-name="Tabla1.A8" office:value-type="string">
            <text:p text:style-name="P6"><text:span text:style-name="T3">TOTAL MENSUAL: 155€</text:span></text:p>
          </table:table-cell>
          <table:table-cell table:style-name="Tabla1.B8" office:value-type="string">
            <text:p text:style-name="P6"><text:span text:style-name="T3">TOTAL MENSUAL: 175€</text:span></text:p>
          </table:table-cell>
        </table:table-row>
        <table:table-row>
          <table:table-cell table:style-name="Tabla1.A8" office:value-type="string">
            <text:p text:style-name="P6"><text:span text:style-name="T3">MENSUAL POR USUARIO: 0.0031€</text:span></text:p>
          </table:table-cell>
          <table:table-cell table:style-name="Tabla1.B8" office:value-type="string">
            <text:p text:style-name="P6"><text:span text:style-name="T3">MENSUAL POR USUARIO: 0.0035€</text:span></text:p>
          </table:table-cell>
        </table:table-row>
        <table:table-row table:style-name="Tabla1.8">
          <table:table-cell table:style-name="Tabla1.A8" office:value-type="string">
            <text:p text:style-name="P6"><text:span text:style-name="T3">INICIAL POR USUARIO: 0€</text:span></text:p>
          </table:table-cell>
          <table:table-cell table:style-name="Tabla1.B8" office:value-type="string">
            <text:p text:style-name="P6"><text:span text:style-name="T3">INICIAL POR USUARIO: 0.026€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8:05:20.762017221</meta:creation-date>
    <dc:date>2018-03-06T18:16:46.710772562</dc:date>
    <meta:editing-duration>PT4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1" meta:paragraph-count="33" meta:word-count="119" meta:character-count="761" meta:non-whitespace-character-count="611"/>
  </office:meta>
</office:document-meta>
</file>